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4250d" officeooo:paragraph-rsid="0014250d"/>
    </style:style>
    <style:style style:name="P2" style:family="paragraph" style:parent-style-name="Text_20_body">
      <style:text-properties officeooo:paragraph-rsid="0014250d"/>
    </style:style>
    <style:style style:name="P3" style:family="paragraph" style:parent-style-name="Subtitle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4250d"/>
    </style:style>
    <style:style style:name="T3" style:family="text">
      <style:text-properties fo:language="ru" fo:country="RU" fo:font-weight="bold"/>
    </style:style>
    <style:style style:name="T4" style:family="text">
      <style:text-properties fo:language="ru" fo:country="RU" fo:font-weight="bold" style:font-weight-asian="bold" style:font-weight-complex="bold"/>
    </style:style>
    <style:style style:name="T5" style:family="text">
      <style:text-properties fo:language="ru" fo:country="RU" fo:font-weight="bold" officeooo:rsid="0014250d" style:font-weight-asian="bold" style:font-weight-complex="bold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14250d"/>
    </style:style>
    <style:style style:name="T8" style:family="text">
      <style:text-properties fo:font-weight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Тепловое <text:span text:style-name="T6">излучение</text:span> и люминесценция </text:p>
      <text:p text:style-name="P1">Тепловое излучение — единственный вид излучения, который может находиться в равновесии с излучающими телами. Эта способность обусловлена тем, что интенсивность теплового излучения возрастает с повышением температуры тела. </text:p>
      <text:p text:style-name="P2"><text:span text:style-name="T2">* </text:span><text:span text:style-name="T5">Равновесный</text:span><text:span text:style-name="T4"> тепловой процесс </text:span><text:span text:style-name="T1">— тепловой процесс, в котором система проходит непрерывный ряд бесконечно близких равновесных термодинамических состоя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2:27:12.979892250</meta:creation-date>
    <dc:date>2019-09-02T22:49:21.799318544</dc:date>
    <meta:editing-duration>PT10M2S</meta:editing-duration>
    <meta:editing-cycles>1</meta:editing-cycles>
    <meta:document-statistic meta:table-count="0" meta:image-count="0" meta:object-count="0" meta:page-count="1" meta:paragraph-count="3" meta:word-count="47" meta:character-count="411" meta:non-whitespace-character-count="362"/>
    <meta:generator>LibreOffice/6.2.6.2$Linux_X86_64 LibreOffice_project/20$Build-2</meta:generator>
  </office:meta>
</office:document-meta>
</file>